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weight="bold" officeooo:paragraph-rsid="0022e9b0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officeooo:paragraph-rsid="0022e9b0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f9d9c" style:font-style-asian="normal" style:font-weight-asian="bold" style:font-style-complex="normal" style:font-weight-complex="bold"/>
    </style:style>
    <style:style style:name="T3" style:family="text">
      <style:text-properties fo:font-style="normal" fo:font-weight="bold" officeooo:rsid="00197833" style:font-style-asian="normal" style:font-weight-asian="bold" style:font-style-complex="normal" style:font-weight-complex="bold"/>
    </style:style>
    <style:style style:name="T4" style:family="text">
      <style:text-properties fo:font-style="normal" fo:font-weight="bold" officeooo:rsid="0022e9b0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f9d9c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06ca5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09e78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1c587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2e9b0" style:font-style-asian="normal" style:font-weight-asian="normal" style:font-style-complex="normal" style:font-weight-complex="normal"/>
    </style:style>
    <style:style style:name="T11" style:family="text">
      <style:text-properties fo:font-style="normal" officeooo:rsid="0022e9b0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A</text:span><text:span text:style-name="T2">ffidabilità</text:span><text:span text:style-name="T6"> </text:span></text:p>
      <text:p text:style-name="P2"><text:span text:style-name="T6"><text:tab/>il sistema deve </text:span><text:span text:style-name="T8">garantire </text:span><text:span text:style-name="T10">un</text:span><text:span text:style-name="T8"> corretto inserimento dei dati richiesti e il corretto trasferimento via rete,</text:span><text:span text:style-name="T6"> può tollerare </text:span><text:span text:style-name="T9">eventuali crash relativi a perdita di connessione durante la compilazione</text:span><text:span text:style-name="T6">.</text:span></text:p>
      <text:p text:style-name="P2"><text:span text:style-name="T4"/></text:p>
      <text:p text:style-name="P2"><text:span text:style-name="T4">U</text:span><text:span text:style-name="T1">sabilità</text:span></text:p>
      <text:p text:style-name="P2"><text:span text:style-name="T10"><text:tab/>il sistema deve essere il più chiaro possibile cosi da poter permettere anche ad utente meno esperti in campo informatico di poter usare in tutta tranquillità </text:span><text:span text:style-name="T6">il sistema. </text:span><text:span text:style-name="T10">Quindi il sistema </text:span><text:span text:style-name="T6">deve seguire </text:span><text:span text:style-name="T9">i canoni tipici di un buon sistema “User-friendly”</text:span><text:span text:style-name="T6"> attraverso interfacce </text:span><text:span text:style-name="T10">e funzionalità </text:span><text:span text:style-name="T6">chiare </text:span><text:span text:style-name="T10">nel caso (</text:span><text:span text:style-name="T9">accompagnate da eventuali aiuti</text:span><text:span text:style-name="T10">).</text:span><text:span text:style-name="T9"> </text:span><text:span text:style-name="T10">Il sistema deve inoltre evidenziare i </text:span><text:span text:style-name="T6">punti fondamentali specificando i campi obbligatori e visualizzando messaggi di errore in caso di </text:span><text:span text:style-name="T9">inserimento di dati</text:span><text:span text:style-name="T6"> errat</text:span><text:span text:style-name="T9">i</text:span><text:span text:style-name="T6"> o non autorizzat</text:span><text:span text:style-name="T9">i</text:span><text:span text:style-name="T6">. </text:span></text:p>
      <text:p text:style-name="P1"><text:span text:style-name="T11"/></text:p>
      <text:p text:style-name="P1"><text:span text:style-name="T11">Portabilità</text:span></text:p>
      <text:p text:style-name="P2"><text:span text:style-name="T10"><text:tab/>il sistema deve essere in grado di lavorare al meglio sia su sistemi operativi diversi che sui browser diversi disponibili.</text:span></text:p>
      <text:p text:style-name="P2"><text:span text:style-name="T4"/></text:p>
      <text:p text:style-name="P2"><text:span text:style-name="T4">P</text:span><text:span text:style-name="T1">erformance</text:span></text:p>
      <text:p text:style-name="P2"><text:span text:style-name="T10"><text:tab/>il tempo di </text:span><text:span text:style-name="T6">risposta del sistema dev'essere rapid</text:span><text:span text:style-name="T10">o</text:span><text:span text:style-name="T6"> </text:span><text:span text:style-name="T10">ed altrettanto</text:span><text:span text:style-name="T9"> efficace</text:span><text:span text:style-name="T10">, cosi da poter interagire con l'utente in maniera quasi istantanea (dai casi d'uso si evince il sistema non deve impiegare più di 5-6 secondi per rispondere ed elaborare le richieste)</text:span><text:span text:style-name="T6">.</text:span></text:p>
      <text:p text:style-name="P2"><text:span text:style-name="T10"/></text:p>
      <text:p text:style-name="P2"><text:span text:style-name="T10">S</text:span><text:span text:style-name="T2">icurezza </text:span><text:span text:style-name="T4">dei dati </text:span></text:p>
      <text:p text:style-name="P2"><text:span text:style-name="T6"><text:tab/></text:span><text:span text:style-name="T8">Il </text:span><text:span text:style-name="T7">sistema </text:span><text:span text:style-name="T10">deve rispettare gli aspetti</text:span><text:span text:style-name="T7"> legali </text:span><text:span text:style-name="T9">richiesti </text:span><text:span text:style-name="T10">dalla legge</text:span><text:span text:style-name="T7"> </text:span><text:span text:style-name="T10">per le</text:span><text:span text:style-name="T8"> informazioni </text:span><text:span text:style-name="T10">inserite sia per quelle dell'utente sia per quelle degli impiegati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1T11:37:47</meta:creation-date>
    <dc:date>2012-10-22T10:14:28.26</dc:date>
    <meta:editing-duration>PT9M28S</meta:editing-duration>
    <meta:editing-cycles>3</meta:editing-cycles>
    <meta:generator>LibreOffice/3.6$Windows_x86 LibreOffice_project/da8c1e6-fd468f4-454e206-f42a4a9-143cfd</meta:generator>
    <meta:document-statistic meta:table-count="0" meta:image-count="0" meta:object-count="0" meta:page-count="1" meta:paragraph-count="10" meta:word-count="198" meta:character-count="1324" meta:non-whitespace-character-count="1127"/>
  </office:meta>
</office:document-meta>
</file>